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4ba" officeooo:paragraph-rsid="00157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make ping pong game</text:p>
      <text:p text:style-name="P1"/>
      <text:p text:style-name="P1">1) create a slider and move it</text:p>
      <text:p text:style-name="P1"/>
      <text:p text:style-name="P1">2) create another slider</text:p>
      <text:p text:style-name="P1"/>
      <text:p text:style-name="P1">3) create a ball and move it</text:p>
      <text:p text:style-name="P1"/>
      <text:p text:style-name="P1">4) think when should the point be bounce back or when should score be given</text:p>
      <text:p text:style-name="P1"/>
      <text:p text:style-name="P1">5) create two scorecard</text:p>
      <text:p text:style-name="P1"/>
      <text:p text:style-name="P1">6 create a divid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19:47.785000000</meta:creation-date>
    <dc:date>2023-11-06T06:51:54.304000000</dc:date>
    <meta:editing-duration>PT32M7S</meta:editing-duration>
    <meta:editing-cycles>1</meta:editing-cycles>
    <meta:document-statistic meta:table-count="0" meta:image-count="0" meta:object-count="0" meta:page-count="1" meta:paragraph-count="7" meta:word-count="47" meta:character-count="224" meta:non-whitespace-character-count="184"/>
    <meta:generator>LibreOffice/7.5.5.2$Windows_X86_64 LibreOffice_project/ca8fe7424262805f223b9a2334bc7181abbcbf5e</meta:generator>
  </office:meta>
</office:document-meta>
</file>